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f61"/>
    </style:style>
    <style:style style:name="P2" style:family="paragraph" style:parent-style-name="Standard">
      <style:text-properties officeooo:rsid="0005bf61" officeooo:paragraph-rsid="0005bf61"/>
    </style:style>
    <style:style style:name="P3" style:family="paragraph" style:parent-style-name="Standard">
      <style:text-properties officeooo:rsid="0006383b" officeooo:paragraph-rsid="0006383b"/>
    </style:style>
    <style:style style:name="P4" style:family="paragraph" style:parent-style-name="Standard">
      <style:text-properties officeooo:paragraph-rsid="000997e7"/>
    </style:style>
    <style:style style:name="P5" style:family="paragraph" style:parent-style-name="Standard">
      <style:text-properties officeooo:paragraph-rsid="000fcee5"/>
    </style:style>
    <style:style style:name="T1" style:family="text">
      <style:text-properties officeooo:rsid="0006383b"/>
    </style:style>
    <style:style style:name="T2" style:family="text">
      <style:text-properties officeooo:rsid="00080ceb"/>
    </style:style>
    <style:style style:name="T3" style:family="text">
      <style:text-properties officeooo:rsid="000997e7"/>
    </style:style>
    <style:style style:name="T4" style:family="text">
      <style:text-properties officeooo:rsid="000b93ee"/>
    </style:style>
    <style:style style:name="T5" style:family="text">
      <style:text-properties officeooo:rsid="000e32b4"/>
    </style:style>
    <style:style style:name="T6" style:family="text">
      <style:text-properties officeooo:rsid="000fce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Alexander J King<text:line-break/>CEST 3600<text:line-break/>Homework 5<text:line-break/>10.6.19</text:span></text:p>
      <text:p text:style-name="P5"/>
      <text:p text:style-name="P5">6.1. Based on your personal observation of people who are excellent software developers,</text:p>
      <text:p text:style-name="Standard">name three personality traits that appear to be common among them.</text:p>
      <text:p text:style-name="P3"/>
      <text:p text:style-name="P3">Intelligent. <text:span text:style-name="T2">Concise. I notice many of my favorites have a disregard for the rules when they’re pushing the limits of security academics / pen-testing. (Def-Con, Black-Hat, etc.) Support of open exchange of information like using a GPL or Copyleft licensing. <text:s/></text:span><text:line-break/></text:p>
      <text:p text:style-name="P3"><text:span text:style-name="T2">Song I enjoy about the some of the personality traits of one of my favorite coders.</text:span>&lt; <text:a xlink:type="simple" xlink:href="https://www.youtube.com/watch?v=fzqnA793unc" text:style-name="Internet_20_link" text:visited-style-name="Visited_20_Internet_20_Link">The Real Linus Torvalds</text:a> – <text:span text:style-name="T5">The Linux Foundation</text:span>&gt; <text:line-break/><text:span text:style-name="T3">Song I enjoy about the questionable personality traits that clearly exist in our field. &lt; </text:span><text:a xlink:type="simple" xlink:href="https://www.youtube.com/watch?v=QfpY2bpEw4M" text:style-name="Internet_20_link" text:visited-style-name="Visited_20_Internet_20_Link"><text:span text:style-name="T3">Lifes Work</text:span></text:a><text:span text:style-name="T3"> – Dual Core&gt; </text:span></text:p>
      <text:p text:style-name="P1"/>
      <text:p text:style-name="Standard"/>
      <text:p text:style-name="Standard"/>
      <text:p text:style-name="Standard"/>
      <text:p text:style-name="Standard">6.2. How can you be “brutally honest” and still not be perceived (by others) as insulting or</text:p>
      <text:p text:style-name="Standard">aggressive?</text:p>
      <text:p text:style-name="P2">Oh wow is this aimed directly at me? I’ve honestly not figured this one out yet. <text:span text:style-name="T6">T</text:span>his happens all the time to me. My girlfriend suggests I should attempt to learn to better control my facial expressions.<text:line-break/> </text:p>
      <text:p text:style-name="P2">When I’m at work (I do computer repair) I will tell customers concise things they’re “doing wrong” or that their internet surfing <text:span text:style-name="T1">habits</text:span> “require an anti-virus as a cost saving measure” it will save you money because I think you will reinfect yourself (brutally honest). They will often make a comment that they’re not the most savvy computer user <text:span text:style-name="T1">(obviously)</text:span> and I attempt to not appear as insulting or aggressive by pointing out we all have our fields and we cannot possibly <text:span text:style-name="T6">excel</text:span> at everything which is why we need professional advise <text:span text:style-name="T1">from doctors, mechanics, IT, etc</text:span>. </text:p>
      <text:p text:style-name="P2"><text:line-break/></text:p>
      <text:p text:style-name="P2"/>
      <text:p text:style-name="Standard"/>
      <text:p text:style-name="Standard">6.3. How does a software team construct “artificial boundaries” that reduce their ability to</text:p>
      <text:p text:style-name="Standard">communicate with others?<text:line-break/><text:span text:style-name="T1">Hard line opinions on “the right way to do” a task. Rude feedback. 1337 5p34k (‘leet speak’ / excessive slang).</text:span></text:p>
      <text:p text:style-name="Standard"/>
      <text:p text:style-name="Standard"/>
      <text:p text:style-name="Standard">6.8. Of the forms of social media that were described for software engineering work in Section 6.6, which do you think would be most effective and why?</text:p>
      <text:p text:style-name="Standard"/>
      <text:p text:style-name="P4"><text:span text:style-name="T3">Github // forums. Because they’re the most effective way to reach many people with the skill set to actually be helpful with the questions I might have. I do often ask my local peers via Facebook or Text messaging too if I am wanting advise or opinions.<text:line-break/><text:line-break/>“</text:span>It is very important to note that privacy and security issues should not be overlooked when using <text:soft-page-break/>social media for software engineering work.” - <text:span text:style-name="T5">the text book. </text:span><text:s/><text:span text:style-name="T4">I agree strongly. “Discard accounts and randomize handles” &amp;&amp; “IRC is bad luck when you chat too much” - Dual Co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5:37:09.159000000</meta:creation-date>
    <dc:date>2019-10-06T19:19:25.127000000</dc:date>
    <meta:editing-duration>PT8M21S</meta:editing-duration>
    <meta:editing-cycles>1</meta:editing-cycles>
    <meta:document-statistic meta:table-count="0" meta:image-count="0" meta:object-count="0" meta:page-count="2" meta:paragraph-count="14" meta:word-count="425" meta:character-count="2501" meta:non-whitespace-character-count="2075"/>
    <meta:generator>LibreOffice/6.1.2.1$Windows_X86_64 LibreOffice_project/65905a128db06ba48db947242809d14d3f9a93fe</meta:generator>
  </office:meta>
</office:document-meta>
</file>